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D4800000F86B91C03CD.svm" manifest:media-type=""/>
  <manifest:file-entry manifest:full-path="Pictures/20000001000002720000012D1FCF2084.svm" manifest:media-type=""/>
  <manifest:file-entry manifest:full-path="Pictures/200000010000027A000000FAF273B888.svm" manifest:media-type=""/>
  <manifest:file-entry manifest:full-path="Pictures/20000001000001640000012D60A1FB1C.svm" manifest:media-type=""/>
  <manifest:file-entry manifest:full-path="Pictures/200000010000048200000142C9550E79.svm" manifest:media-type=""/>
  <manifest:file-entry manifest:full-path="Pictures/200000010000027F000000FAD6190946.svm" manifest:media-type=""/>
  <manifest:file-entry manifest:full-path="Pictures/200000010000176D00000BAF5CA110C0.svm" manifest:media-type=""/>
  <manifest:file-entry manifest:full-path="Pictures/200000010000016400000129B6113C1E.svm" manifest:media-type=""/>
  <manifest:file-entry manifest:full-path="Pictures/200000010000028B000000FE083A4445.svm" manifest:media-type=""/>
  <manifest:file-entry manifest:full-path="Pictures/2000000100000327000000FE6AAAAE7B.svm" manifest:media-type=""/>
  <manifest:file-entry manifest:full-path="Pictures/200000010000026E00000131C72237C2.svm" manifest:media-type=""/>
  <manifest:file-entry manifest:full-path="Pictures/20000001000001DE000000FAEEBF83FD.svm" manifest:media-type=""/>
  <manifest:file-entry manifest:full-path="Pictures/2000000200000103000000F75A829A73.eps" manifest:media-type=""/>
  <manifest:file-entry manifest:full-path="Pictures/" manifest:media-type="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9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beta_0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8§latex§\begin{align*}&#10;I_E&amp;=\frac{V_{BB}-V_{BE}}{\frac{R_B}{\beta+1}+R_E}=\frac{5-0.7}{\frac{10000}{99+1}+1000}\\&#10;&amp;=\SI{3.9}{\milli \ampere}\\&#10;V_{CE} &amp;\approx  V_{CC}-I_C \left( R_C+R_E \right)\\&#10;&amp;=10-3.9 \times 10^{-3} \times \left(9000+1000 \right)\\&#10;&amp;=\SI{-29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TexMathsArgs="7§latex§\begin{align*}&#10;V_{BB}&amp;=I_B R_B+V_{BE}+\left(I_B+I_C \right)R_E\\&#10;5&amp;=I_B \times 10000+0.7+\left(I_B+I_C \right) \times 1000\\&#10;V_{CC}&amp;=I_C R_C +V_{CE \phantom{xxxxxx}}+\left(I_B+I_C \right)R_E\\&#10;10&amp;=I_C \times 9000+0.2+\left(I_B+I_C\right) \times 1000\\&#10;\\&#10;I_B&amp;=\SI{0.314}{\milli \amper} \phantom{xxxx} I_C=\SI{0.8486}{\milli \ampere}\\&#10;\beta {\phantom{xxxxxx}}&amp;=\frac{I_C}{I_B}=\frac{0.8486\times 10^{-3}}{0.314\times 10^{-3}}=2.7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P3" style:family="paragraph">
      <style:text-properties fo:font-family="'XB Tabriz'" style:font-pitch="variable" fo:font-size="6pt" style:font-size-asian="6pt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2" style:family="text">
      <style:text-properties fo:font-family="'XB Tabriz'" style:font-pitch="variable" style:font-family-complex="'XB Tabriz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57cm" svg:height="6.189cm" svg:x="0.823cm" svg:y="0.312cm">
          <draw:image xlink:href="Pictures/2000000200000103000000F75A829A73.eps" xlink:type="simple" xlink:show="embed" xlink:actuate="onLoad">
            <text:p/>
          </draw:image>
        </draw:frame>
        <draw:custom-shape draw:style-name="gr2" draw:text-style-name="P1" draw:layer="layout" svg:width="1.214cm" svg:height="3.447cm" svg:x="5.22cm" svg:y="1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14cm" svg:height="1.455cm" svg:x="2.073cm" svg:y="3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63cm" svg:y1="3.797cm" svg:x2="2.756cm" svg:y2="3.797cm">
          <text:p/>
        </draw:line>
        <draw:line draw:style-name="gr3" draw:text-style-name="P1" draw:layer="layout" svg:x1="5.892cm" svg:y1="1.425cm" svg:x2="5.76cm" svg:y2="1.425cm">
          <text:p/>
        </draw:line>
        <draw:frame draw:style-name="gr4" draw:layer="layout" svg:width="0.468cm" svg:height="0.47cm" svg:x="2.93cm" svg:y="3.16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538cm" svg:height="0.47cm" svg:x="3.425cm" svg:y="4.06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5" draw:text-style-name="P1" draw:layer="layout" svg:x1="8.472cm" svg:y1="0.336cm" svg:x2="12.209cm" svg:y2="2.477cm">
          <text:p/>
        </draw:line>
        <draw:frame draw:style-name="gr6" draw:text-style-name="P1" draw:layer="layout" svg:width="0.766cm" svg:height="0.299cm" svg:x="7.47cm" svg:y="3.017cm">
          <draw:image xlink:href="Pictures/200000010000027F000000FAD6190946.svm" xlink:type="simple" xlink:show="embed" xlink:actuate="onLoad">
            <text:p/>
          </draw:image>
        </draw:frame>
        <draw:frame draw:style-name="gr7" draw:text-style-name="P1" draw:layer="layout" svg:width="0.572cm" svg:height="0.299cm" svg:x="0.366cm" svg:y="4.68cm">
          <draw:image xlink:href="Pictures/20000001000001DE000000FAEEBF83FD.svm" xlink:type="simple" xlink:show="embed" xlink:actuate="onLoad">
            <text:p/>
          </draw:image>
        </draw:frame>
        <draw:frame draw:style-name="gr8" draw:text-style-name="P1" draw:layer="layout" svg:width="0.967cm" svg:height="0.304cm" svg:x="1.888cm" svg:y="2.429cm">
          <draw:image xlink:href="Pictures/2000000100000327000000FE6AAAAE7B.svm" xlink:type="simple" xlink:show="embed" xlink:actuate="onLoad">
            <text:p/>
          </draw:image>
        </draw:frame>
        <draw:frame draw:style-name="gr9" draw:text-style-name="P1" draw:layer="layout" svg:width="0.78cm" svg:height="0.304cm" svg:x="3.022cm" svg:y="1.105cm">
          <draw:image xlink:href="Pictures/200000010000028B000000FE083A4445.svm" xlink:type="simple" xlink:show="embed" xlink:actuate="onLoad">
            <text:p/>
          </draw:image>
        </draw:frame>
        <draw:frame draw:style-name="gr10" draw:text-style-name="P1" draw:layer="layout" svg:width="0.76cm" svg:height="0.299cm" svg:x="4.412cm" svg:y="4.699cm">
          <draw:image xlink:href="Pictures/200000010000027A000000FAF273B888.svm" xlink:type="simple" xlink:show="embed" xlink:actuate="onLoad">
            <text:p/>
          </draw:image>
        </draw:frame>
        <draw:frame draw:style-name="gr11" draw:text-style-name="P1" draw:layer="layout" svg:width="1.384cm" svg:height="0.385cm" svg:x="1.245cm" svg:y="1.48cm">
          <draw:image xlink:href="Pictures/200000010000048200000142C9550E79.svm" xlink:type="simple" xlink:show="embed" xlink:actuate="onLoad">
            <text:p/>
          </draw:image>
        </draw:frame>
        <draw:frame draw:style-name="gr12" draw:text-style-name="P1" draw:layer="layout" svg:width="0.426cm" svg:height="0.355cm" svg:x="2.443cm" svg:y="4.311cm">
          <draw:image xlink:href="Pictures/200000010000016400000129B6113C1E.svm" xlink:type="simple" xlink:show="embed" xlink:actuate="onLoad">
            <text:p/>
          </draw:image>
        </draw:frame>
        <draw:frame draw:style-name="gr13" draw:text-style-name="P1" draw:layer="layout" svg:width="0.426cm" svg:height="0.36cm" svg:x="5.41cm" svg:y="2.836cm">
          <draw:image xlink:href="Pictures/20000001000001640000012D60A1FB1C.svm" xlink:type="simple" xlink:show="embed" xlink:actuate="onLoad">
            <text:p/>
          </draw:image>
        </draw:frame>
        <draw:frame draw:style-name="gr14" draw:text-style-name="P1" draw:layer="layout" svg:width="0.625cm" svg:height="0.3cm" svg:x="3.118cm" svg:y="3.697cm">
          <draw:image xlink:href="Pictures/20000001000002720000012D1FCF2084.svm" xlink:type="simple" xlink:show="embed" xlink:actuate="onLoad">
            <text:p/>
          </draw:image>
        </draw:frame>
        <draw:frame draw:style-name="gr15" draw:text-style-name="P1" draw:layer="layout" svg:width="0.745cm" svg:height="0.365cm" svg:x="3.767cm" svg:y="2.896cm">
          <draw:image xlink:href="Pictures/200000010000026E00000131C72237C2.svm" xlink:type="simple" xlink:show="embed" xlink:actuate="onLoad">
            <text:p/>
          </draw:image>
        </draw:frame>
        <draw:frame draw:style-name="gr16" draw:text-style-name="P1" draw:layer="layout" svg:width="4.797cm" svg:height="2.392cm" svg:x="7.827cm" svg:y="0.32cm">
          <draw:image xlink:href="Pictures/200000010000176D00000BAF5CA110C0.svm" xlink:type="simple" xlink:show="embed" xlink:actuate="onLoad">
            <text:p/>
          </draw:image>
        </draw:frame>
        <draw:frame draw:style-name="gr17" draw:text-style-name="P2" draw:layer="layout" svg:width="1.226cm" svg:height="0.582cm" svg:x="9.711cm" svg:y="4.295cm">
          <draw:text-box>
            <text:p><text:span text:style-name="T1">غیرافزائندہ</text:span></text:p>
          </draw:text-box>
        </draw:frame>
        <draw:frame draw:style-name="gr17" draw:text-style-name="P2" draw:layer="layout" svg:width="1.226cm" svg:height="0.582cm" svg:x="7.292cm" svg:y="5.914cm">
          <draw:text-box>
            <text:p><text:span text:style-name="T1">غیرافزائندہ</text:span></text:p>
          </draw:text-box>
        </draw:frame>
        <draw:frame draw:style-name="gr18" draw:text-style-name="P1" draw:layer="layout" svg:width="5.247cm" svg:height="2.781cm" svg:x="7.257cm" svg:y="3.633cm">
          <draw:image xlink:href="Pictures/2000000100001D4800000F86B91C03CD.svm" xlink:type="simple" xlink:show="embed" xlink:actuate="onLoad">
            <text:p/>
          </draw:image>
        </draw:frame>
        <draw:frame draw:style-name="gr17" draw:text-style-name="P2" draw:layer="layout" svg:width="1.226cm" svg:height="0.582cm" svg:x="4.179cm" svg:y="3.043cm">
          <draw:text-box>
            <text:p text:style-name="P3"><text:span text:style-name="T2">غیرافزائندہ</text:span></text:p>
          </draw:text-box>
        </draw:frame>
        <draw:frame draw:style-name="gr4" draw:layer="layout" svg:width="0.468cm" svg:height="0.47cm" svg:x="4.166cm" svg:y="2.3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538cm" svg:height="0.47cm" svg:x="4.131cm" svg:y="3.385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2T15:57:49</dc:date>
    <dc:creator>kkk </dc:creator>
    <meta:editing-duration>PT28M33S</meta:editing-duration>
    <meta:editing-cycles>2</meta:editing-cycles>
    <meta:generator>LibreOffice/3.3$Linux LibreOffice_project/330m19$Build-401</meta:generator>
    <meta:document-statistic meta:object-count="25"/>
  </office:meta>
</office:document-meta>
</file>

<file path=Object 1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12/content.xml><?xml version="1.0" encoding="utf-8"?>
<math xmlns="http://www.w3.org/1998/Math/MathML">
  <semantics>
    <mrow>
      <mo stretchy="false">−</mo>
    </mrow>
    <annotation encoding="StarMath 5.0">-{}</annotation>
  </semantics>
</math>
</file>

<file path=Object 2/content.xml><?xml version="1.0" encoding="utf-8"?>
<math xmlns="http://www.w3.org/1998/Math/MathML">
  <semantics>
    <mrow>
      <mo stretchy="false">+</mo>
    </mrow>
    <annotation encoding="StarMath 5.0">+{}</annotation>
  </semantics>
</math>
</file>

<file path=Object 3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